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379cm" svg:height="12.059cm" svg:x="9.443cm" svg:y="0.531cm">
            <draw:object draw:notify-on-update-of-ranges="Arkusz1.C1:Arkusz1.C72 Arkusz1.D1:Arkusz1.D7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COUNTIF([.$B$1:.$B$1000];[.C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COUNTIF([.$B$1:.$B$1000];[.C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COUNTIF([.$B$1:.$B$1000];[.C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COUNTIF([.$B$1:.$B$1000];[.C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COUNTIF([.$B$1:.$B$1000];[.C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COUNTIF([.$B$1:.$B$1000];[.C6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formula="of:=COUNTIF([.$B$1:.$B$1000];[.C7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COUNTIF([.$B$1:.$B$1000];[.C8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COUNTIF([.$B$1:.$B$1000];[.C9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formula="of:=COUNTIF([.$B$1:.$B$1000];[.C10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COUNTIF([.$B$1:.$B$1000];[.C11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COUNTIF([.$B$1:.$B$1000];[.C12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COUNTIF([.$B$1:.$B$1000];[.C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COUNTIF([.$B$1:.$B$1000];[.C14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COUNTIF([.$B$1:.$B$1000];[.C15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COUNTIF([.$B$1:.$B$1000];[.C16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COUNTIF([.$B$1:.$B$1000];[.C17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COUNTIF([.$B$1:.$B$1000];[.C18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COUNTIF([.$B$1:.$B$1000];[.C19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COUNTIF([.$B$1:.$B$1000];[.C20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COUNTIF([.$B$1:.$B$1000];[.C21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COUNTIF([.$B$1:.$B$1000];[.C22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formula="of:=COUNTIF([.$B$1:.$B$1000];[.C23])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COUNTIF([.$B$1:.$B$1000];[.C24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formula="of:=COUNTIF([.$B$1:.$B$1000];[.C25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COUNTIF([.$B$1:.$B$1000];[.C26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COUNTIF([.$B$1:.$B$1000];[.C27])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COUNTIF([.$B$1:.$B$1000];[.C28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COUNTIF([.$B$1:.$B$1000];[.C2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COUNTIF([.$B$1:.$B$1000];[.C3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formula="of:=COUNTIF([.$B$1:.$B$1000];[.C3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formula="of:=COUNTIF([.$B$1:.$B$1000];[.C32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COUNTIF([.$B$1:.$B$1000];[.C33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COUNTIF([.$B$1:.$B$1000];[.C3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formula="of:=COUNTIF([.$B$1:.$B$1000];[.C3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formula="of:=COUNTIF([.$B$1:.$B$1000];[.C3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formula="of:=COUNTIF([.$B$1:.$B$1000];[.C3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COUNTIF([.$B$1:.$B$1000];[.C3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COUNTIF([.$B$1:.$B$1000];[.C3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COUNTIF([.$B$1:.$B$1000];[.C4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formula="of:=COUNTIF([.$B$1:.$B$1000];[.C4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formula="of:=COUNTIF([.$B$1:.$B$1000];[.C4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COUNTIF([.$B$1:.$B$1000];[.C4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formula="of:=COUNTIF([.$B$1:.$B$1000];[.C4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formula="of:=COUNTIF([.$B$1:.$B$1000];[.C4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COUNTIF([.$B$1:.$B$1000];[.C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formula="of:=COUNTIF([.$B$1:.$B$1000];[.C4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COUNTIF([.$B$1:.$B$1000];[.C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formula="of:=COUNTIF([.$B$1:.$B$1000];[.C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formula="of:=COUNTIF([.$B$1:.$B$1000];[.C5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table:formula="of:=COUNTIF([.$B$1:.$B$1000];[.C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table:formula="of:=COUNTIF([.$B$1:.$B$1000];[.C5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formula="of:=COUNTIF([.$B$1:.$B$1000];[.C5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formula="of:=COUNTIF([.$B$1:.$B$1000];[.C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COUNTIF([.$B$1:.$B$1000];[.C5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table:formula="of:=COUNTIF([.$B$1:.$B$1000];[.C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formula="of:=COUNTIF([.$B$1:.$B$1000];[.C5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table:formula="of:=COUNTIF([.$B$1:.$B$1000];[.C5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formula="of:=COUNTIF([.$B$1:.$B$1000];[.C5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formula="of:=COUNTIF([.$B$1:.$B$1000];[.C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table:formula="of:=COUNTIF([.$B$1:.$B$1000];[.C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formula="of:=COUNTIF([.$B$1:.$B$1000];[.C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formula="of:=COUNTIF([.$B$1:.$B$1000];[.C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formula="of:=COUNTIF([.$B$1:.$B$1000];[.C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formula="of:=COUNTIF([.$B$1:.$B$1000];[.C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table:formula="of:=COUNTIF([.$B$1:.$B$1000];[.C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table:formula="of:=COUNTIF([.$B$1:.$B$1000];[.C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table:formula="of:=COUNTIF([.$B$1:.$B$1000];[.C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table:formula="of:=COUNTIF([.$B$1:.$B$1000];[.C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formula="of:=COUNTIF([.$B$1:.$B$1000];[.C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table:formula="of:=COUNTIF([.$B$1:.$B$1000];[.C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table:formula="of:=COUNTIF([.$B$1:.$B$1000];[.C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Arkusz1.D1:Arkusz1.D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30T21:52:30.052829849</dc:date>
    <meta:document-statistic meta:table-count="1" meta:cell-count="214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65" chart:interval-maj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38cm" svg:height="12.06cm" xlink:href=".." xlink:type="simple" chart:class="chart:bar" chart:style-name="ch1">
        <chart:plot-area chart:style-name="ch2" table:cell-range-address="Arkusz1.C1:Arkusz1.D72" chart:data-source-has-labels="column" svg:x="0.767cm" svg:y="0.241cm" svg:width="36.846cm" svg:height="11.578cm">
          <chartooo:coordinate-region svg:x="1.388cm" svg:y="0.44cm" svg:width="36.225cm" svg:height="10.732cm"/>
          <chart:axis chart:dimension="x" chart:name="primary-x" chart:style-name="ch3" chartooo:axis-type="auto">
            <chartooo:date-scale/>
            <chart:categories table:cell-range-address="Arkusz1.C1:Arkusz1.C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D1:Arkusz1.D72" chart:class="chart:bar"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Arkusz1.C1:Arkusz1.C72</svg:desc>
                </draw:g>
              </table:table-cell>
              <table:table-cell office:value-type="float" office:value="1">
                <text:p>1</text:p>
                <draw:g>
                  <svg:desc>Arkusz1.D1:Arkusz1.D72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